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20.421cm" svg:y="1.003cm">
            <draw:object draw:notify-on-update-of-ranges="Tabelle1.D3:Tabelle1.D23 Tabelle1.F3:Tabelle1.F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cm" svg:height="9.005cm" svg:x="0.279cm" svg:y="11.635cm">
            <draw:object draw:notify-on-update-of-ranges="Tabelle1.B3:Tabelle1.B23 Tabelle1.C3:Tabelle1.C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 in ohm</text:p>
          </table:table-cell>
          <table:table-cell office:value-type="string" calcext:value-type="string">
            <text:p>I in mA</text:p>
          </table:table-cell>
          <table:table-cell office:value-type="string" calcext:value-type="string">
            <text:p>U in V</text:p>
          </table:table-cell>
          <table:table-cell office:value-type="string" calcext:value-type="string">
            <text:p>Ra=R+Ri in Ohm</text:p>
          </table:table-cell>
          <table:table-cell/>
          <table:table-cell office:value-type="string" calcext:value-type="string">
            <text:p>P in W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2" calcext:value-type="float">
            <text:p>0,2</text:p>
          </table:table-cell>
          <table:table-cell table:formula="of:=[.A3]+[.C3]/[.B3]" office:value-type="float" office:value="0.0008" calcext:value-type="float">
            <text:p>0,0008</text:p>
          </table:table-cell>
          <table:table-cell/>
          <table:table-cell table:formula="of:=([.B3]/1000)*[.C3]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.4" calcext:value-type="float">
            <text:p>171,4</text:p>
          </table:table-cell>
          <table:table-cell office:value-type="float" office:value="0.408" calcext:value-type="float">
            <text:p>0,408</text:p>
          </table:table-cell>
          <table:table-cell table:formula="of:=[.A4]+[.C4]/[.B4]" office:value-type="float" office:value="1.00238039673279" calcext:value-type="float">
            <text:p>1,0023803967</text:p>
          </table:table-cell>
          <table:table-cell/>
          <table:table-cell table:formula="of:=([.B4]/1000)*[.C4]" office:value-type="float" office:value="0.0699312" calcext:value-type="float">
            <text:p>0,0699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1.1" calcext:value-type="float">
            <text:p>151,1</text:p>
          </table:table-cell>
          <table:table-cell office:value-type="float" office:value="0.51" calcext:value-type="float">
            <text:p>0,51</text:p>
          </table:table-cell>
          <table:table-cell table:formula="of:=[.A5]+[.C5]/[.B5]" office:value-type="float" office:value="2.00337524818001" calcext:value-type="float">
            <text:p>2,0033752482</text:p>
          </table:table-cell>
          <table:table-cell/>
          <table:table-cell table:formula="of:=([.B5]/1000)*[.C5]" office:value-type="float" office:value="0.077061" calcext:value-type="float">
            <text:p>0,0770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5.1" calcext:value-type="float">
            <text:p>135,1</text:p>
          </table:table-cell>
          <table:table-cell office:value-type="float" office:value="0.591" calcext:value-type="float">
            <text:p>0,591</text:p>
          </table:table-cell>
          <table:table-cell table:formula="of:=[.A6]+[.C6]/[.B6]" office:value-type="float" office:value="3.00437453737972" calcext:value-type="float">
            <text:p>3,0043745374</text:p>
          </table:table-cell>
          <table:table-cell/>
          <table:table-cell table:formula="of:=([.B6]/1000)*[.C6]" office:value-type="float" office:value="0.0798441" calcext:value-type="float">
            <text:p>0,07984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.2" calcext:value-type="float">
            <text:p>122,2</text:p>
          </table:table-cell>
          <table:table-cell office:value-type="float" office:value="0.656" calcext:value-type="float">
            <text:p>0,656</text:p>
          </table:table-cell>
          <table:table-cell table:formula="of:=[.A7]+[.C7]/[.B7]" office:value-type="float" office:value="4.0053682487725" calcext:value-type="float">
            <text:p>4,0053682488</text:p>
          </table:table-cell>
          <table:table-cell/>
          <table:table-cell table:formula="of:=([.B7]/1000)*[.C7]" office:value-type="float" office:value="0.0801632" calcext:value-type="float">
            <text:p>0,08016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.5" calcext:value-type="float">
            <text:p>111,5</text:p>
          </table:table-cell>
          <table:table-cell office:value-type="float" office:value="0.71" calcext:value-type="float">
            <text:p>0,71</text:p>
          </table:table-cell>
          <table:table-cell table:formula="of:=[.A8]+[.C8]/[.B8]" office:value-type="float" office:value="5.00636771300448" calcext:value-type="float">
            <text:p>5,006367713</text:p>
          </table:table-cell>
          <table:table-cell/>
          <table:table-cell table:formula="of:=([.B8]/1000)*[.C8]" office:value-type="float" office:value="0.079165" calcext:value-type="float">
            <text:p>0,0791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.6" calcext:value-type="float">
            <text:p>102,6</text:p>
          </table:table-cell>
          <table:table-cell office:value-type="float" office:value="0.755" calcext:value-type="float">
            <text:p>0,755</text:p>
          </table:table-cell>
          <table:table-cell table:formula="of:=[.A9]+[.C9]/[.B9]" office:value-type="float" office:value="6.00735867446394" calcext:value-type="float">
            <text:p>6,0073586745</text:p>
          </table:table-cell>
          <table:table-cell/>
          <table:table-cell table:formula="of:=([.B9]/1000)*[.C9]" office:value-type="float" office:value="0.077463" calcext:value-type="float">
            <text:p>0,0774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0.793" calcext:value-type="float">
            <text:p>0,793</text:p>
          </table:table-cell>
          <table:table-cell table:formula="of:=[.A10]+[.C10]/[.B10]" office:value-type="float" office:value="7.00834736842105" calcext:value-type="float">
            <text:p>7,0083473684</text:p>
          </table:table-cell>
          <table:table-cell/>
          <table:table-cell table:formula="of:=([.B10]/1000)*[.C10]" office:value-type="float" office:value="0.075335" calcext:value-type="float">
            <text:p>0,0753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.4" calcext:value-type="float">
            <text:p>88,4</text:p>
          </table:table-cell>
          <table:table-cell office:value-type="float" office:value="0.827" calcext:value-type="float">
            <text:p>0,827</text:p>
          </table:table-cell>
          <table:table-cell table:formula="of:=[.A11]+[.C11]/[.B11]" office:value-type="float" office:value="8.00935520361991" calcext:value-type="float">
            <text:p>8,0093552036</text:p>
          </table:table-cell>
          <table:table-cell/>
          <table:table-cell table:formula="of:=([.B11]/1000)*[.C11]" office:value-type="float" office:value="0.0731068" calcext:value-type="float">
            <text:p>0,07310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6" calcext:value-type="float">
            <text:p>82,6</text:p>
          </table:table-cell>
          <table:table-cell office:value-type="float" office:value="0.855" calcext:value-type="float">
            <text:p>0,855</text:p>
          </table:table-cell>
          <table:table-cell table:formula="of:=[.A12]+[.C12]/[.B12]" office:value-type="float" office:value="9.01035108958838" calcext:value-type="float">
            <text:p>9,0103510896</text:p>
          </table:table-cell>
          <table:table-cell/>
          <table:table-cell table:formula="of:=([.B12]/1000)*[.C12]" office:value-type="float" office:value="0.070623" calcext:value-type="float">
            <text:p>0,0706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.6" calcext:value-type="float">
            <text:p>77,6</text:p>
          </table:table-cell>
          <table:table-cell office:value-type="float" office:value="0.881" calcext:value-type="float">
            <text:p>0,881</text:p>
          </table:table-cell>
          <table:table-cell table:formula="of:=[.A13]+[.C13]/[.B13]" office:value-type="float" office:value="10.0113530927835" calcext:value-type="float">
            <text:p>10,0113530928</text:p>
          </table:table-cell>
          <table:table-cell/>
          <table:table-cell table:formula="of:=([.B13]/1000)*[.C13]" office:value-type="float" office:value="0.0683656" calcext:value-type="float">
            <text:p>0,06836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.2" calcext:value-type="float">
            <text:p>73,2</text:p>
          </table:table-cell>
          <table:table-cell office:value-type="float" office:value="0.903" calcext:value-type="float">
            <text:p>0,903</text:p>
          </table:table-cell>
          <table:table-cell table:formula="of:=[.A14]+[.C14]/[.B14]" office:value-type="float" office:value="11.0123360655738" calcext:value-type="float">
            <text:p>11,0123360656</text:p>
          </table:table-cell>
          <table:table-cell/>
          <table:table-cell table:formula="of:=([.B14]/1000)*[.C14]" office:value-type="float" office:value="0.0660996" calcext:value-type="float">
            <text:p>0,06609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.2" calcext:value-type="float">
            <text:p>69,2</text:p>
          </table:table-cell>
          <table:table-cell office:value-type="float" office:value="0.923" calcext:value-type="float">
            <text:p>0,923</text:p>
          </table:table-cell>
          <table:table-cell table:formula="of:=[.A15]+[.C15]/[.B15]" office:value-type="float" office:value="12.013338150289" calcext:value-type="float">
            <text:p>12,0133381503</text:p>
          </table:table-cell>
          <table:table-cell/>
          <table:table-cell table:formula="of:=([.B15]/1000)*[.C15]" office:value-type="float" office:value="0.0638716" calcext:value-type="float">
            <text:p>0,06387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.7" calcext:value-type="float">
            <text:p>65,7</text:p>
          </table:table-cell>
          <table:table-cell office:value-type="float" office:value="0.941" calcext:value-type="float">
            <text:p>0,941</text:p>
          </table:table-cell>
          <table:table-cell table:formula="of:=[.A16]+[.C16]/[.B16]" office:value-type="float" office:value="13.0143226788432" calcext:value-type="float">
            <text:p>13,0143226788</text:p>
          </table:table-cell>
          <table:table-cell/>
          <table:table-cell table:formula="of:=([.B16]/1000)*[.C16]" office:value-type="float" office:value="0.0618237" calcext:value-type="float">
            <text:p>0,06182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.4" calcext:value-type="float">
            <text:p>62,4</text:p>
          </table:table-cell>
          <table:table-cell office:value-type="float" office:value="0.957" calcext:value-type="float">
            <text:p>0,957</text:p>
          </table:table-cell>
          <table:table-cell table:formula="of:=[.A17]+[.C17]/[.B17]" office:value-type="float" office:value="14.0153365384615" calcext:value-type="float">
            <text:p>14,0153365385</text:p>
          </table:table-cell>
          <table:table-cell/>
          <table:table-cell table:formula="of:=([.B17]/1000)*[.C17]" office:value-type="float" office:value="0.0597168" calcext:value-type="float">
            <text:p>0,05971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.5" calcext:value-type="float">
            <text:p>59,5</text:p>
          </table:table-cell>
          <table:table-cell office:value-type="float" office:value="0.972" calcext:value-type="float">
            <text:p>0,972</text:p>
          </table:table-cell>
          <table:table-cell table:formula="of:=[.A18]+[.C18]/[.B18]" office:value-type="float" office:value="15.0163361344538" calcext:value-type="float">
            <text:p>15,0163361345</text:p>
          </table:table-cell>
          <table:table-cell/>
          <table:table-cell table:formula="of:=([.B18]/1000)*[.C18]" office:value-type="float" office:value="0.057834" calcext:value-type="float">
            <text:p>0,0578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.9" calcext:value-type="float">
            <text:p>56,9</text:p>
          </table:table-cell>
          <table:table-cell office:value-type="float" office:value="0.985" calcext:value-type="float">
            <text:p>0,985</text:p>
          </table:table-cell>
          <table:table-cell table:formula="of:=[.A19]+[.C19]/[.B19]" office:value-type="float" office:value="16.0173110720562" calcext:value-type="float">
            <text:p>16,0173110721</text:p>
          </table:table-cell>
          <table:table-cell/>
          <table:table-cell table:formula="of:=([.B19]/1000)*[.C19]" office:value-type="float" office:value="0.0560465" calcext:value-type="float">
            <text:p>0,05604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.5" calcext:value-type="float">
            <text:p>54,5</text:p>
          </table:table-cell>
          <table:table-cell office:value-type="float" office:value="0.998" calcext:value-type="float">
            <text:p>0,998</text:p>
          </table:table-cell>
          <table:table-cell table:formula="of:=[.A20]+[.C20]/[.B20]" office:value-type="float" office:value="17.0183119266055" calcext:value-type="float">
            <text:p>17,0183119266</text:p>
          </table:table-cell>
          <table:table-cell/>
          <table:table-cell table:formula="of:=([.B20]/1000)*[.C20]" office:value-type="float" office:value="0.054391" calcext:value-type="float">
            <text:p>0,0543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.2" calcext:value-type="float">
            <text:p>52,2</text:p>
          </table:table-cell>
          <table:table-cell office:value-type="float" office:value="1.009" calcext:value-type="float">
            <text:p>1,009</text:p>
          </table:table-cell>
          <table:table-cell table:formula="of:=[.A21]+[.C21]/[.B21]" office:value-type="float" office:value="18.0193295019157" calcext:value-type="float">
            <text:p>18,0193295019</text:p>
          </table:table-cell>
          <table:table-cell/>
          <table:table-cell table:formula="of:=([.B21]/1000)*[.C21]" office:value-type="float" office:value="0.0526698" calcext:value-type="float">
            <text:p>0,05266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.2" calcext:value-type="float">
            <text:p>50,2</text:p>
          </table:table-cell>
          <table:table-cell office:value-type="float" office:value="1.019" calcext:value-type="float">
            <text:p>1,019</text:p>
          </table:table-cell>
          <table:table-cell table:formula="of:=[.A22]+[.C22]/[.B22]" office:value-type="float" office:value="19.0202988047809" calcext:value-type="float">
            <text:p>19,0202988048</text:p>
          </table:table-cell>
          <table:table-cell/>
          <table:table-cell table:formula="of:=([.B22]/1000)*[.C22]" office:value-type="float" office:value="0.0511538" calcext:value-type="float">
            <text:p>0,05115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.3" calcext:value-type="float">
            <text:p>48,3</text:p>
          </table:table-cell>
          <table:table-cell office:value-type="float" office:value="1.029" calcext:value-type="float">
            <text:p>1,029</text:p>
          </table:table-cell>
          <table:table-cell table:formula="of:=[.A23]+[.C23]/[.B23]" office:value-type="float" office:value="20.0213043478261" calcext:value-type="float">
            <text:p>20,0213043478</text:p>
          </table:table-cell>
          <table:table-cell/>
          <table:table-cell table:formula="of:=([.B23]/1000)*[.C23]" office:value-type="float" office:value="0.0497007" calcext:value-type="float">
            <text:p>0,0497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09:54:40.490000000</meta:creation-date>
    <dc:date>2014-12-12T11:43:27.272000000</dc:date>
    <meta:editing-duration>PT1H18M13S</meta:editing-duration>
    <meta:editing-cycles>2</meta:editing-cycles>
    <meta:generator>LibreOffice/4.2.7.2$Windows_x86 LibreOffice_project/933c0aa564ec4f8883ed5732c866db48dca4dac5</meta:generator>
    <meta:document-statistic meta:table-count="1" meta:cell-count="1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3.923cm" svg:y="4.204cm" style:legend-expansion="high" chart:style-name="ch2"/>
        <chart:plot-area chart:style-name="ch3" table:cell-range-address="Tabelle1.B3:Tabelle1.C23" svg:x="0.32cm" svg:y="0.18cm" svg:width="13.283cm" svg:height="8.646cm">
          <chartooo:coordinate-region svg:x="1.047cm" svg:y="0.38cm" svg:width="12.27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3:Tabelle1.C23" chart:class="chart:scatter">
            <chart:domain table:cell-range-address="Tabelle1.B3:Tabelle1.B23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Tabelle1.B3:Tabelle1.B23</svg:desc>
                </draw:g>
              </table:table-cell>
              <table:table-cell office:value-type="float" office:value="0.2">
                <text:p>0.2</text:p>
                <draw:g>
                  <svg:desc>Tabelle1.C3:Tabelle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.4">
                <text:p>171.4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1.1">
                <text:p>151.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.1">
                <text:p>135.1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.2">
                <text:p>122.2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.5">
                <text:p>111.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.6">
                <text:p>102.6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">
                <text:p>95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.4">
                <text:p>88.4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.6">
                <text:p>82.6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.6">
                <text:p>77.6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.2">
                <text:p>73.2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.2">
                <text:p>69.2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.7">
                <text:p>65.7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.4">
                <text:p>62.4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">
                <text:p>59.5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9">
                <text:p>56.9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5">
                <text:p>54.5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2">
                <text:p>52.2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.2">
                <text:p>50.2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.3">
                <text:p>48.3</text:p>
              </table:table-cell>
              <table:table-cell office:value-type="float" office:value="1.029">
                <text:p>1.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Windows_x86 LibreOffice_project/933c0aa564ec4f8883ed5732c866db48dca4dac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85cm" svg:y="0.316cm" chart:style-name="ch2">
          <text:p>P = f( Ra )</text:p>
        </chart:title>
        <chart:plot-area chart:style-name="ch3" table:cell-range-address="Tabelle1.D3:Tabelle1.D23 Tabelle1.F3:Tabelle1.F23" svg:x="1.331cm" svg:y="1.275cm" svg:width="14.349cm" svg:height="6.564cm">
          <chartooo:coordinate-region svg:x="2.243cm" svg:y="1.474cm" svg:width="13.25cm" svg:height="5.718cm"/>
          <chart:axis chart:dimension="x" chart:name="primary-x" chart:style-name="ch4">
            <chart:title svg:x="7.667cm" svg:y="8.019cm" chart:style-name="ch5">
              <text:p>Ra in Ohm</text:p>
            </chart:title>
          </chart:axis>
          <chart:axis chart:dimension="y" chart:name="primary-y" chart:style-name="ch4">
            <chart:title svg:x="0.451cm" svg:y="5.077cm" chart:style-name="ch6">
              <text:p>P in W</text:p>
            </chart:title>
            <chart:grid chart:style-name="ch7" chart:class="major"/>
          </chart:axis>
          <chart:series chart:style-name="ch8" chart:values-cell-range-address="Tabelle1.F3:Tabelle1.F23" chart:class="chart:scatter">
            <chart:domain table:cell-range-address="Tabelle1.D3:Tabelle1.D23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8">
                <text:p>0.0008</text:p>
                <draw:g>
                  <svg:desc>Tabelle1.D3:Tabelle1.D23</svg:desc>
                </draw:g>
              </table:table-cell>
              <table:table-cell office:value-type="float" office:value="0.05">
                <text:p>0.05</text:p>
                <draw:g>
                  <svg:desc>Tabelle1.F3:Tabelle1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238039673279">
                <text:p>1.00238039673279</text:p>
              </table:table-cell>
              <table:table-cell office:value-type="float" office:value="0.0699312">
                <text:p>0.0699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0337524818001">
                <text:p>2.00337524818001</text:p>
              </table:table-cell>
              <table:table-cell office:value-type="float" office:value="0.077061">
                <text:p>0.077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0437453737972">
                <text:p>3.00437453737972</text:p>
              </table:table-cell>
              <table:table-cell office:value-type="float" office:value="0.0798441">
                <text:p>0.0798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053682487725">
                <text:p>4.0053682487725</text:p>
              </table:table-cell>
              <table:table-cell office:value-type="float" office:value="0.0801632">
                <text:p>0.0801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0636771300448">
                <text:p>5.00636771300448</text:p>
              </table:table-cell>
              <table:table-cell office:value-type="float" office:value="0.079165">
                <text:p>0.0791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0735867446394">
                <text:p>6.00735867446394</text:p>
              </table:table-cell>
              <table:table-cell office:value-type="float" office:value="0.077463">
                <text:p>0.077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00834736842105">
                <text:p>7.00834736842105</text:p>
              </table:table-cell>
              <table:table-cell office:value-type="float" office:value="0.075335">
                <text:p>0.075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0935520361991">
                <text:p>8.00935520361991</text:p>
              </table:table-cell>
              <table:table-cell office:value-type="float" office:value="0.0731068">
                <text:p>0.0731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01035108958838">
                <text:p>9.01035108958838</text:p>
              </table:table-cell>
              <table:table-cell office:value-type="float" office:value="0.070623">
                <text:p>0.0706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113530927835">
                <text:p>10.0113530927835</text:p>
              </table:table-cell>
              <table:table-cell office:value-type="float" office:value="0.0683656">
                <text:p>0.06836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123360655738">
                <text:p>11.0123360655738</text:p>
              </table:table-cell>
              <table:table-cell office:value-type="float" office:value="0.0660996">
                <text:p>0.0660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013338150289">
                <text:p>12.013338150289</text:p>
              </table:table-cell>
              <table:table-cell office:value-type="float" office:value="0.0638716">
                <text:p>0.06387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0143226788432">
                <text:p>13.0143226788432</text:p>
              </table:table-cell>
              <table:table-cell office:value-type="float" office:value="0.0618237">
                <text:p>0.06182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0153365384615">
                <text:p>14.0153365384615</text:p>
              </table:table-cell>
              <table:table-cell office:value-type="float" office:value="0.0597168">
                <text:p>0.0597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0163361344538">
                <text:p>15.0163361344538</text:p>
              </table:table-cell>
              <table:table-cell office:value-type="float" office:value="0.057834">
                <text:p>0.0578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0173110720562">
                <text:p>16.0173110720562</text:p>
              </table:table-cell>
              <table:table-cell office:value-type="float" office:value="0.0560465">
                <text:p>0.0560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0183119266055">
                <text:p>17.0183119266055</text:p>
              </table:table-cell>
              <table:table-cell office:value-type="float" office:value="0.054391">
                <text:p>0.054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0193295019157">
                <text:p>18.0193295019157</text:p>
              </table:table-cell>
              <table:table-cell office:value-type="float" office:value="0.0526698">
                <text:p>0.0526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0202988047809">
                <text:p>19.0202988047809</text:p>
              </table:table-cell>
              <table:table-cell office:value-type="float" office:value="0.0511538">
                <text:p>0.05115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0213043478261">
                <text:p>20.0213043478261</text:p>
              </table:table-cell>
              <table:table-cell office:value-type="float" office:value="0.0497007">
                <text:p>0.04970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Windows_x86 LibreOffice_project/933c0aa564ec4f8883ed5732c866db48dca4dac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